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AF059000882FD66E8DACF.wmf" manifest:media-type=""/>
  <manifest:file-entry manifest:full-path="Pictures/20000009000AF059000882FDEC20A02B.wmf" manifest:media-type=""/>
  <manifest:file-entry manifest:full-path="Pictures/200000090003599F0001904919A6B042.wmf" manifest:media-type=""/>
  <manifest:file-entry manifest:full-path="Pictures/200000090003599F000190497C1B8D00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x</text:span></text:p>
      <text:p text:style-name="Standard"><draw:frame draw:style-name="fr1" text:anchor-type="as-char" svg:width="26.55cm" svg:height="20.66cm" draw:z-index="0"><draw:image xlink:href="Pictures/2000000B000AF059000882FD66E8DACF.wmf" xlink:type="simple" xlink:show="embed" xlink:actuate="onLoad"/></draw:frame></text:p>
      <text:p text:style-name="Standard"><text:span text:style-name="T1">x</text:span></text:p>
      <text:p text:style-name="Standard"><text:span text:style-name="T1">weitere Auswertung siehe Tabelle</text:span></text:p>
      <text:p text:style-name="P1"/>
      <text:p text:style-name="Standard"><text:span text:style-name="T1">***** Das Lager ist als 4 Puffer emuliert,</text:span></text:p>
      <text:p text:style-name="Standard"><text:soft-page-break/><text:span text:style-name="T1">D1 zeigt nur (durchschnittlichen) Pufferbestand VOR dem Lager an,</text:span></text:p>
      <text:p text:style-name="Standard"><text:span text:style-name="T1">es ist ausreichend, wenn am ENDE des Simulationslaufs der Wert UNTER 100 ist.</text:span></text:p>
      <text:p text:style-name="Standard"><text:span text:style-name="T1">x</text:span></text:p>
      <text:p text:style-name="Standard"><draw:frame draw:style-name="fr1" text:anchor-type="as-char" svg:width="8.297cm" svg:height="3.872cm" draw:z-index="1"><draw:image xlink:href="Pictures/200000090003599F000190497C1B8D00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8.297cm" svg:height="3.872cm" draw:z-index="2"><draw:image xlink:href="Pictures/200000090003599F0001904919A6B042.wmf" xlink:type="simple" xlink:show="embed" xlink:actuate="onLoad"/></draw:frame></text:p>
      <text:p text:style-name="Standard"><text:span text:style-name="T1">x</text:span></text:p>
      <text:p text:style-name="P1"/>
      <text:p text:style-name="Standard"><text:soft-page-break/><draw:frame draw:style-name="fr1" text:anchor-type="as-char" svg:width="27.093cm" svg:height="21.082cm" draw:z-index="3"><draw:image xlink:href="Pictures/20000009000AF059000882FDEC20A02B.wmf" xlink:type="simple" xlink:show="embed" xlink:actuate="onLoad"/></draw:frame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16" meta:word-count="43" meta:character-count="229" meta:non-whitespace-character-count="195"/>
    <meta:generator>LibreOffice/3.6$Windows_x86 LibreOffice_project/e183d5b-f8ccaf6-3804794-95b4be8-895629</meta:generator>
  </office:meta>
</office:document-meta>
</file>